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style:text-line-through-style="solid" style:text-line-through-type="single"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Standard">
      <style:paragraph-properties fo:margin-top="0in" fo:margin-bottom="0in" loext:contextual-spacing="false" fo:keep-together="auto" fo:orphans="0" fo:widows="0" fo:keep-with-next="auto"/>
    </style:style>
    <style:style style:name="P15"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6"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8"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9"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20"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3"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5" style:family="text">
      <style:text-properties fo:font-variant="normal" fo:text-transform="none" fo:color="#ff0000" style:text-line-through-style="solid" style:text-line-through-type="singl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16" style:family="text">
      <style:text-properties fo:background-color="#ffffff"/>
    </style:style>
    <style:style style:name="T17" style:family="text">
      <style:text-properties fo:color="#ff0000" fo:background-color="#ffffff"/>
    </style:style>
    <style:style style:name="T18" style:family="text">
      <style:text-properties fo:color="#ff0000" fo:font-size="14pt" style:font-size-asian="14pt" style:font-size-complex="14pt" fo:background-color="#ffffff"/>
    </style:style>
    <style:style style:name="T19" style:family="text">
      <style:text-properties fo:color="#ff0000" style:text-line-through-style="solid" style:text-line-through-type="single" fo:background-color="#ffffff"/>
    </style:style>
    <style:style style:name="T20" style:family="text">
      <style:text-properties fo:color="#ff0000" style:text-line-through-style="solid" style:text-line-through-type="single" fo:font-weight="bold" style:font-weight-asian="bold" fo:background-color="#ffffff"/>
    </style:style>
    <style:style style:name="T21" style:family="text">
      <style:text-properties fo:color="#ff0000" fo:font-size="13pt" fo:font-weight="bold" style:font-size-asian="13pt" style:font-weight-asian="bold" style:font-size-complex="13pt" fo:background-color="#ffffff"/>
    </style:style>
    <style:style style:name="T22" style:family="text">
      <style:text-properties fo:color="#ff0000" fo:font-size="18pt" style:font-size-asian="18pt" style:font-size-complex="18pt" fo:background-color="#ffffff"/>
    </style:style>
    <style:style style:name="T23" style:family="text">
      <style:text-properties style:text-line-through-style="solid" style:text-line-through-type="single" fo:background-color="#ffffff"/>
    </style:style>
    <style:style style:name="T24" style:family="text">
      <style:text-properties fo:font-weight="bold" style:font-weight-asian="bold" fo:background-color="#ffffff"/>
    </style:style>
    <style:style style:name="T25" style:family="text">
      <style:text-properties fo:font-weight="normal" style:font-weight-asian="normal"/>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7" style:family="text">
      <style:text-properties fo:font-size="13pt" fo:font-weight="bold" style:font-size-asian="13pt" style:font-weight-asian="bold"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HMN Bylaws</text:span></text:p>
      <text:p text:style-name="P16"><text:span text:style-name="T3">ARTICLE I — NAME AND PURPOSE</text:span></text:p>
      <text:p text:style-name="P15"><text:span text:style-name="T4">Section 1 - Name</text:span></text:p>
      <text:p text:style-name="P1"><text:span text:style-name="T5">The name of the organization shall be </text:span><text:span text:style-name="T16"><office:annotation office:name="__Annotation__18_359250650"><dc:creator>Erin Quick-Laughlin</dc:creator><dc:date>2013-07-22T03:50:33</dc:date><text:p><text:span text:style-name="T26">Not sure these comments are doing the job of communicating that we need - I'm suggesting that we _don't_ have two orgs - just 1 org (DHMN) and it's current physical office location (Appleton Makerspace)</text:span></text:p></office:annotation></text:span><text:span text:style-name="T16"><office:annotation office:name="__Annotation__16_359250650"><dc:creator>Ross Larson</dc:creator><dc:date>2013-07-22T03:01:43</dc:date><text:p><text:span text:style-name="T26">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16"><office:annotation office:name="__Annotation__14_359250650"><dc:creator>Erin Quick-Laughlin</dc:creator><dc:date>2013-07-22T00:07:43</dc:date><text:p><text:span text:style-name="T26">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6"><office:annotation office:name="__Annotation__12_359250650"><dc:creator>Ross Larson</dc:creator><dc:date>2013-07-22T04:25:43</dc:date><text:p><text:span text:style-name="T26">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6"><office:annotation office:name="__Annotation__20_359250650"><dc:creator>Ross Larson</dc:creator><dc:date>2013-07-22T04:25:43</dc:date><text:p><text:span text:style-name="T26">Fair enough. <text:s/>I think we agree on that.</text:span></text:p></office:annotation></text:span><text:span text:style-name="T5">Distributed Hacker/Maker Network</text:span><text:span text:style-name="T16">, a.k.a. DHMN,</text:span><office:annotation-end office:name="__Annotation__12_359250650"/><office:annotation-end office:name="__Annotation__14_359250650"/><office:annotation-end office:name="__Annotation__16_359250650"/><office:annotation-end office:name="__Annotation__18_359250650"/><office:annotation-end office:name="__Annotation__20_359250650"/><text:span text:style-name="T16"> and it</text:span><text:span text:style-name="T5"> shall be a nonprofit organization incorporated under the laws of the State of Wisconsin.</text:span></text:p>
      <text:p text:style-name="P15"><text:span text:style-name="T4">Section 2 - Purpose</text:span></text:p>
      <text:p text:style-name="P1"><text:span text:style-name="T5">DHMN is organized for charitable, scientific and education purposes. </text:span></text:p>
      <text:p text:style-name="P2"/>
      <text:p text:style-name="P1"><text:span text:style-name="T17">The primary purpose of DHMN is to empower and ensure the survival of the thriving community that currently meets in two contexts - the brick and mortar building currently located at 120 N. Morrison Street in Appleton, Wisconsin and the virtual members that subscribe to the group’s mailing list and social media outlets. <text:s/>This physical location is called “The Appleton Makerspace, powered by DHMN”. <text:s/></text:span><text:span text:style-name="T17"><office:annotation office:name="__Annotation__29_359250650"><dc:creator>Ross Larson</dc:creator><dc:date>2013-06-25T21:50:36</dc:date><text:p><text:span text:style-name="T26">Copied from EQL's elevator speech on the Trello boards.</text:span></text:p></office:annotation></text:span><text:span text:style-name="T17">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359250650"/><text:span text:style-name="T17"> </text:span></text:p>
      <text:p text:style-name="P2"/>
      <text:p text:style-name="P1"><text:span text:style-name="T16"><office:annotation office:name="__Annotation__49_359250650"><dc:creator>Ross Larson</dc:creator><dc:date>2013-07-22T03:02:24</dc:date><text:p><text:span text:style-name="T26">Why add it now if it was never there before?</text:span></text:p></office:annotation></text:span><text:span text:style-name="T16"><office:annotation office:name="__Annotation__47_359250650"><dc:creator>Erin Quick-Laughlin</dc:creator><dc:date>2013-07-22T00:11:55</dc:date><text:p><text:span text:style-name="T26">added.</text:span></text:p></office:annotation></text:span><text:span text:style-name="T16"><office:annotation office:name="__Annotation__45_359250650"><dc:creator>Ross Larson</dc:creator><dc:date>2013-07-22T03:02:24</dc:date><text:p><text:span text:style-name="T26">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6">DHMN’s </text:span><text:span text:style-name="T5">primary objectives are to create, educate, share and learn</text:span><text:span text:style-name="T10"> by creating a sustainable, co</text:span><text:span text:style-name="T17">llaborative, open-source </text:span><text:span text:style-name="T10">network </text:span><text:span text:style-name="T17">between all</text:span><text:span text:style-name="T10"> makersp</text:span><text:span text:style-name="T17">aces around the world</text:span><text:span text:style-name="T10">.</text:span><office:annotation-end office:name="__Annotation__45_359250650"/><office:annotation-end office:name="__Annotation__47_359250650"/><office:annotation-end office:name="__Annotation__49_359250650"/></text:p>
      <text:p text:style-name="P2"/>
      <text:p text:style-name="P1"><text:span text:style-name="T18"><office:annotation office:name="__Annotation__60_359250650"><dc:creator>Bob Waldron</dc:creator><dc:date>2015-07-30T20:56:44</dc:date><text:p><text:span text:style-name="T26">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8"><office:annotation office:name="__Annotation__58_359250650"><dc:creator>Ross Larson</dc:creator><dc:date>2015-07-30T23:26:02</dc:date><text:p><text:span text:style-name="T26">Need to determine if this document covers DHMN, The Appleton Makerspace, or both. <text:s/>Also up for debate is whether DHMN is a different entity than the Appleton Makerspace.</text:span></text:p></office:annotation></text:span><text:span text:style-name="T18"><office:annotation office:name="__Annotation__62_359250650"><dc:creator>Mike Putnam</dc:creator><dc:date>2015-07-30T22:57:11</dc:date><text:p><text:span text:style-name="T26">A conversation with Shane Grey would be worthwhile and timely. This very topic was discussed at last night's 7/29/2015 Appleton Makerspace org meeting. Efforts should be combined!</text:span></text:p></office:annotation></text:span><text:span text:style-name="T18"><office:annotation office:name="__Annotation__64_359250650"><dc:creator>Bob Waldron</dc:creator><dc:date>2015-07-30T23:07:00</dc:date><text:p><text:span text:style-name="T26">Might you suggest good way to combine efforts? You, Ross, Shane and I meet on a Thurs or Mon night at Makerspace?</text:span></text:p></office:annotation></text:span><text:span text:style-name="T18"><office:annotation office:name="__Annotation__66_359250650"><dc:creator>Mike Putnam</dc:creator><dc:date>2015-07-30T23:13:37</dc:date><text:p><text:span text:style-name="T26">I'll send an email to the primary parties - hopefully to expand to more people.</text:span></text:p></office:annotation></text:span><text:span text:style-name="T18"><office:annotation office:name="__Annotation__68_359250650"><dc:creator>Bob Waldron</dc:creator><dc:date>2015-07-30T23:26:02</dc:date><text:p><text:span text:style-name="T26">Please include Mark Nickel and Erin in your communications. Two of the DHMN cofounders.</text:span></text:p></office:annotation></text:span><text:span text:style-name="T18">Section 3 - Scope</text:span><office:annotation-end office:name="__Annotation__58_359250650"/><office:annotation-end office:name="__Annotation__60_359250650"/><office:annotation-end office:name="__Annotation__62_359250650"/><office:annotation-end office:name="__Annotation__64_359250650"/><office:annotation-end office:name="__Annotation__66_359250650"/><office:annotation-end office:name="__Annotation__68_359250650"/></text:p>
      <text:p text:style-name="P16"><text:span text:style-name="T3">ARTICLE II — Members</text:span></text:p>
      <text:p text:style-name="P15"><text:span text:style-name="T4">Section 1 - Eligibility</text:span></text:p>
      <text:p text:style-name="P19"><text:span text:style-name="T7">Section 1.1 - Membership</text:span></text:p>
      <text:p text:style-name="P1"><text:span text:style-name="T23">Regular </text:span><text:span text:style-name="T9">m</text:span><text:span text:style-name="T12">M</text:span><text:span text:style-name="T5">embers must</text:span><text:span text:style-name="T16"> h</text:span><text:span text:style-name="T5">ave two signatures from members on a completed</text:span><text:span text:style-name="T10"> </text:span><text:a xlink:type="simple" xlink:href="https://docs.google.com/a/dhmn.net/forms/d/16b0964mSAGm9OV9wBP1hEgNhQcisztWS0XPjCSL0QKw/viewform" text:style-name="Internet_20_link" text:visited-style-name="Visited_20_Internet_20_Link"><text:span text:style-name="T11">membership application</text:span></text:a><text:span text:style-name="T16"> and b</text:span><text:span text:style-name="T5">e current on their DHMN dues payment.</text:span></text:p>
      <text:p text:style-name="P3"/>
      <text:p text:style-name="P1"><text:span text:style-name="T19"><office:annotation office:name="__Annotation__88_359250650"><dc:creator>Ross Larson</dc:creator><dc:date>2013-06-25T21:18:00</dc:date><text:p><text:span text:style-name="T26">This seems redundant, and could be removed.</text:span></text:p></office:annotation></text:span><text:span text:style-name="T19">Limited members must be current on their DHMN dues payments.</text:span><office:annotation-end office:name="__Annotation__88_359250650"/></text:p>
      <text:p text:style-name="P19"><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8"><text:bookmark text:name="_nj6dko1cmh45"/><text:soft-page-break/><text:span text:style-name="T8">Section 1.2.1 Officer Positions</text:span></text:p>
      <text:list xml:id="list7541801514145240504" text:style-name="WWNum3">
        <text:list-item>
          <text:p text:style-name="P10"><text:span text:style-name="T5">President</text:span></text:p>
        </text:list-item>
        <text:list-item>
          <text:p text:style-name="P10"><text:span text:style-name="T5">Vice President (see note </text:span><text:span text:style-name="T16">in</text:span><text:span text:style-name="T5"> Article II, Section 2.2.4)</text:span></text:p>
        </text:list-item>
        <text:list-item>
          <text:p text:style-name="P10"><text:span text:style-name="T5">Treasurer</text:span></text:p>
        </text:list-item>
        <text:list-item>
          <text:p text:style-name="P10"><text:span text:style-name="T5">Secretary</text:span></text:p>
        </text:list-item>
        <text:list-item>
          <text:p text:style-name="P10"><text:span text:style-name="T5">Chief Technology Officer</text:span></text:p>
        </text:list-item>
        <text:list-item>
          <text:p text:style-name="P10"><text:span text:style-name="T5">Community Liaison </text:span></text:p>
        </text:list-item>
      </text:list>
      <text:p text:style-name="P19"><text:span text:style-name="T7">Section 1.3 - General Public (non-voting participant)</text:span></text:p>
      <text:p text:style-name="P1"><text:span text:style-name="T5">Any member of the general public may participate in DHMN events and meetings that </text:span><text:span text:style-name="T16">have been designated for public participation, </text:span><text:span text:style-name="T17">but they may not vote at organizational meetings</text:span><text:span text:style-name="T5">.</text:span></text:p>
      <text:p text:style-name="P15"><text:span text:style-name="T4">Section 2 – Rights and Responsibilities of Members</text:span></text:p>
      <text:p text:style-name="P19"><text:span text:style-name="T7">Section 2.1 - </text:span><text:span text:style-name="T27"><office:annotation office:name="__Annotation__114_359250650"><dc:creator>Ross Larson</dc:creator><dc:date>2013-06-25T21:19:54</dc:date><text:p><text:span text:style-name="T26">Needs an update due to new definitions of membership.</text:span></text:p></office:annotation></text:span><text:span text:style-name="T15">Regular Members and Limited</text:span><text:span text:style-name="T7"> Members</text:span><office:annotation-end office:name="__Annotation__114_359250650"/></text:p>
      <text:p text:style-name="P2"/>
      <text:p text:style-name="P1"><text:span text:style-name="T19">The DHMN consists of two types of members: Regular members and Limited members.</text:span></text:p>
      <text:p text:style-name="P2"/>
      <text:p text:style-name="P1"><text:span text:style-name="T19">Regular members pay higher monthly dues for unlimited access to DHMN’s physical space.</text:span></text:p>
      <text:p text:style-name="P7"/>
      <text:p text:style-name="P1"><text:span text:style-name="T19">Limited</text:span><text:span text:style-name="T13"> members who are current in their dues shall have access to the </text:span><text:span text:style-name="T19">DHMN’s space when a Regular member is at the space.</text:span></text:p>
      <text:p text:style-name="P2"/>
      <text:p text:style-name="P1"><text:span text:style-name="T5">The </text:span><text:span text:style-name="T16">DHMN </text:span><text:span text:style-name="T5">also recognizes the </text:span><text:span text:style-name="T16">r</text:span><text:span text:style-name="T5">ights of </text:span><text:span text:style-name="T16">R</text:span><text:span text:style-name="T5">e</text:span><text:span text:style-name="T16">gular and Limited </text:span><text:span text:style-name="T5">members to vote in all elections opened to members. The </text:span><text:span text:style-name="T16">DHMN </text:span><text:span text:style-name="T5">requires members to pay monthly dues. Members must also follow all rules set by the board pertaining to the </text:span><text:span text:style-name="T16">DHMN</text:span><text:span text:style-name="T5">’s facilities.</text:span></text:p>
      <text:p text:style-name="P19"><text:span text:style-name="T7">Section 2.2 - DHMN Officers</text:span></text:p>
      <text:p text:style-name="P1"><text:span text:style-name="T5">Officers of the DHMN shall be selected by a vote of </text:span><text:span text:style-name="T16">R</text:span><text:span text:style-name="T5">egular and Limited members. Board officers may also lead a committee which fulfills the duties of the office.</text:span></text:p>
      <text:p text:style-name="P3"><text:soft-page-break/></text:p>
      <text:p text:style-name="P1"><text:span text:style-name="T16"><office:annotation office:name="__Annotation__143_359250650"><dc:creator>Erin Quick-Laughlin</dc:creator><dc:date>2013-07-22T04:04:49</dc:date><text:p><text:span text:style-name="T26">Agreed</text:span></text:p></office:annotation></text:span><text:span text:style-name="T16"><office:annotation office:name="__Annotation__141_359250650"><dc:creator>Ross Larson</dc:creator><dc:date>2013-07-22T04:04:49</dc:date><text:p><text:span text:style-name="T26">We need to follow this rule, or remove it.</text:span></text:p></office:annotation></text:span><text:span text:style-name="T16">An absent officer designates their official representative</text:span><office:annotation-end office:name="__Annotation__141_359250650"/><office:annotation-end office:name="__Annotation__143_359250650"/><text:span text:style-name="T16">, following the order of succession, i.e. President, VP, Treasurer, Secretary, C.T.O., Community Liaison.</text:span></text:p>
      <text:p text:style-name="P18"><text:span text:style-name="T6">Section 2.2.1 - President</text:span></text:p>
      <text:p text:style-name="P1"><text:span text:style-name="T5">The President</text:span><text:span text:style-name="T16">’s</text:span><text:span text:style-name="T5"> responsibilities shall be:</text:span></text:p>
      <text:list xml:id="list1357315009317709033" text:style-name="WWNum4">
        <text:list-item>
          <text:p text:style-name="P11"><text:span text:style-name="T5">The official representative of the DHMN organization</text:span></text:p>
        </text:list-item>
        <text:list-item>
          <text:p text:style-name="P11"><text:span text:style-name="T5">Create referendums to keep the DHMN organization relevant and solvent</text:span></text:p>
        </text:list-item>
        <text:list-item>
          <text:p text:style-name="P11"><text:span text:style-name="T5">Create referendums for the DHMN campaigns and general policy</text:span></text:p>
        </text:list-item>
        <text:list-item>
          <text:p text:style-name="P11"><text:span text:style-name="T5">Can sign binding DHMN contracts and legal documents if approved by a referendum</text:span></text:p>
        </text:list-item>
        <text:list-item>
          <text:p text:style-name="P11"><text:span text:style-name="T16">D</text:span><text:span text:style-name="T5">elegate duties at their discretion</text:span></text:p>
        </text:list-item>
        <text:list-item>
          <text:p text:style-name="P11"><text:span text:style-name="T5">Perform all actions assigned to them by referendums</text:span></text:p>
        </text:list-item>
      </text:list>
      <text:list xml:id="list8319088195635498285" text:style-name="WWNum1">
        <text:list-item>
          <text:p text:style-name="P12"><text:span text:style-name="T5">Preside over official meetings </text:span></text:p>
        </text:list-item>
        <text:list-item>
          <text:p text:style-name="P12"><text:span text:style-name="T5">Appoint members in needed official roles until the next meeting, where the appointment will be held for a vote.</text:span></text:p>
        </text:list-item>
      </text:list>
      <text:p text:style-name="P18"><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6">addition of content to the main DHMN website (while Community Liaison coordinates DHMN website updates such as event info, press releases and typical PR materials).</text:span></text:p>
      <text:p text:style-name="P18"><text:span text:style-name="T6">Section 2.2.3 - Treasurer</text:span></text:p>
      <text:p text:style-name="P1"><text:span text:style-name="T5">The Treasurer shall have custody of, and be held accountable for, all funds and assets of the </text:span><text:span text:style-name="T16">DHMN</text:span><text:span text:style-name="T5">, receive and give receipts for all monetary transactions of the </text:span><text:span text:style-name="T16">DHMN</text:span><text:span text:style-name="T5">, maintain </text:span><text:span text:style-name="T16">records of all transactions</text:span><text:span text:style-name="T5">, and deposit all such monies in the name of the </text:span><text:span text:style-name="T16">DHMN</text:span><text:span text:style-name="T5">. The treasurer shall publish a monthly and annual financial report. <text:s/>Any trans</text:span><text:span text:style-name="T16">action larger than 10% of monthly revenue shall require a board vote.</text:span></text:p>
      <text:p text:style-name="P8"/>
      <text:p text:style-name="P1"><text:span text:style-name="T6">Section 2.2.4 - Vice-President </text:span><text:span text:style-name="T24"><text:s/></text:span><text:span text:style-name="T20">(Inactive)</text:span></text:p>
      <text:p text:style-name="P1"><text:span text:style-name="T16">Traditional role is to supplement the role of the President</text:span><text:span text:style-name="T19">, but is not necessary for DHMN</text:span><text:span text:style-name="T16">. <text:s/></text:span><text:span text:style-name="T19">However, we would consider activating this position in order to fulfill 501c3 Non-profit organization requirements.</text:span></text:p>
      <text:p text:style-name="P1"><text:span text:style-name="T17">Also serves as Facilities Manager of the Appleton Makerspace. <text:s/>Determines acceptance or denial of donated materials such as furniture or equipment (up to a threshold that has yet to be determined). <text:s/>Of the community material available to the makerspace, nothing comes in or goes out of the space without the approval of the VP/Facilities Manager.</text:span></text:p>
      <text:p text:style-name="P6"/>
      <text:p text:style-name="P1"><text:soft-page-break/><text:span text:style-name="T6">Section 2.2.5 - Chief Technology Officer</text:span></text:p>
      <text:p text:style-name="P1"><text:span text:style-name="T5">The Chief Technology Officer shall be the arbiter of official direction when a conflict in technological methods arises (</text:span><text:span text:style-name="T16">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2.6 - Community Liaison</text:span></text:p>
      <text:p text:style-name="P1"><text:span text:style-name="T16">Responsible for official communications outside of the DHMN (i.e. press inquiries, Twitter, calendar updates, website updates, Facebook, answer calls). </text:span><text:span text:style-name="T17"><office:annotation office:name="__Annotation__190_359250650"><dc:creator>Ross Larson</dc:creator><dc:date>2013-06-25T21:55:27</dc:date><text:p><text:span text:style-name="T26">We appear to have added these responsibilities to the position without them actually being present in the bylaws.</text:span></text:p></office:annotation></text:span><text:span text:style-name="T17">The community liaison also is the de facto lead for member events, new member initiatives, and welcoming new members.</text:span><office:annotation-end office:name="__Annotation__190_359250650"/></text:p>
      <text:p text:style-name="P2"/>
      <text:p text:style-name="P1"><text:span text:style-name="T21"><office:annotation office:name="__Annotation__194_359250650"><dc:creator>Ross Larson</dc:creator><dc:date>2013-07-30T04:44:15</dc:date><text:p><text:span text:style-name="T26">The words "sweat equity" were not in the bylaws, apparently. <text:s/>I'm OK with the removal of these words, but they are in there because it is currently a common term in the organization.</text:span></text:p></office:annotation></text:span><text:span text:style-name="T21">Section 2.3 - Makerships (“Sweat Equity” members)</text:span><office:annotation-end office:name="__Annotation__194_359250650"/></text:p>
      <text:p text:style-name="P15"><text:span text:style-name="T4">Section 3 - Resignation and Expulsion</text:span></text:p>
      <text:p text:style-name="P19"><text:span text:style-name="T7">Section 3.1 - Regular and Limited Members</text:span></text:p>
      <text:p text:style-name="P1"><text:span text:style-name="T16">Regular and Limited</text:span><text:span text:style-name="T5"> members may be expelled from the </text:span><text:span text:style-name="T16"><office:annotation office:name="__Annotation__205_359250650"><dc:creator>Ross Larson</dc:creator><dc:date>2013-06-25T21:37:12</dc:date><text:p><text:span text:style-name="T26">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6">DHMN by proposal and vote of the </text:span><text:span text:style-name="T5">DHMN boar</text:span><text:span text:style-name="T16">d of </text:span><text:span text:style-name="T5">officers</text:span><office:annotation-end office:name="__Annotation__205_359250650"/><text:span text:style-name="T5"> if </text:span><text:span text:style-name="T16">the members </text:span><text:span text:style-name="T5">fail to observe the </text:span><text:span text:style-name="T16">member responsibilities as defined in writing by the board.</text:span></text:p>
      <text:p text:style-name="P3"/>
      <text:p text:style-name="P1"><text:span text:style-name="T5">A member may be abruptly terminated without warning if they commit a criminal act upon person or property while on </text:span><text:span text:style-name="T16">the DHMN’s </text:span><text:span text:style-name="T5">premises or at </text:span><text:span text:style-name="T16">the DHMN’s </text:span><text:span text:style-name="T5">functions.</text:span></text:p>
      <text:p text:style-name="P19"><text:span text:style-name="T7">Section 3.2 - Board Members</text:span></text:p>
      <text:p text:style-name="P1"><text:span text:style-name="T5">A member may submit a proposal to cast a re-vote for one or more given officer positions during the elected </text:span><text:span text:style-name="T16">officers’ </text:span><text:span text:style-name="T5">terms. If this proposal is struck down by the </text:span><text:span text:style-name="T16">Board of Directors</text:span><text:span text:style-name="T5">, a petition signed by one fourth of current members will overturn this decision and invoke a public election for the given board positions.</text:span></text:p>
      <text:p text:style-name="P19"><text:span text:style-name="T7">Section 3.3 - Inactivity</text:span></text:p>
      <text:p text:style-name="P1"><text:span text:style-name="T5">A member is deemed inactive if he or she fails to p</text:span><text:span text:style-name="T16">ay their dues</text:span><text:span text:style-name="T5"> </text:span><text:span text:style-name="T16">on time</text:span><text:span text:style-name="T5"> and shall forfeit membership after three consec</text:span><text:span text:style-name="T16">utive months of dues non-payment</text:span><text:span text:style-name="T5">. </text:span><text:span text:style-name="T16">A member with less than three consecutive dues non-payment will be reinstated to active status upon payment of owed dues.</text:span></text:p>
      <text:p text:style-name="P16"><text:span text:style-name="T3">ARTICLE III – Voting</text:span></text:p>
      <text:p text:style-name="P15"><text:span text:style-name="T4">Section 1 - Proposals</text:span></text:p>
      <text:p text:style-name="P1"><text:span text:style-name="T5">Written proposals must be submitted to a board member for sponsorship. If sponsored, a proposal must be made publicly available for review, </text:span><text:span text:style-name="T16">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8849847322951872772" text:style-name="WWNum2">
        <text:list-item>
          <text:p text:style-name="P13"><text:soft-page-break/><text:span text:style-name="T16">A quorum for board meetings shall be three board members participating (in person or remotely) in the meeting.</text:span></text:p>
        </text:list-item>
        <text:list-item>
          <text:p text:style-name="P13"><text:span text:style-name="T5">Majority of </text:span><text:span text:style-name="T16">“Yea”</text:span><text:span text:style-name="T5"> votes will cause vote to </text:span><text:span text:style-name="T16">pass</text:span><text:span text:style-name="T5">.</text:span></text:p>
        </text:list-item>
        <text:list-item>
          <text:p text:style-name="P13"><text:span text:style-name="T5">A proposal vote can only be re-proposed once. A second vote resulting in a majori</text:span><text:span text:style-name="T16">ty of </text:span><text:span text:style-name="T5">"Nay" will cause a proposal to permanently fail.</text:span></text:p>
        </text:list-item>
        <text:list-item>
          <text:p text:style-name="P13"><text:span text:style-name="T16">In the event of a tie vote, the proposal fails.</text:span></text:p>
        </text:list-item>
        <text:list-item>
          <text:p text:style-name="P13"><text:span text:style-name="T16">The President may vote and may sponsor proposals.</text:span></text:p>
        </text:list-item>
      </text:list>
      <text:p text:style-name="P4"/>
      <text:p text:style-name="P15"><text:span text:style-name="T4">Section 2 - </text:span><text:span text:style-name="T4"><office:annotation office:name="__Annotation__250_359250650"><dc:creator>Ross Larson</dc:creator><dc:date>2013-06-25T21:27:09</dc:date><text:p><text:span text:style-name="T26">Does this still apply, given the names on our tax stuff don't match our current leadership?</text:span></text:p></office:annotation></text:span><text:span text:style-name="T4">Board of Directors</text:span><office:annotation-end office:name="__Annotation__250_359250650"/></text:p>
      <text:p text:style-name="P1"><text:span text:style-name="T16">The Board of Directors, a.k.a. board, a.k.a. board of officers, is defined as all current elected officers of the DHMN. <text:s/></text:span></text:p>
      <text:p text:style-name="P2"/>
      <text:p text:style-name="P20"><text:bookmark text:name="_uewe9rrjw7ja"/><text:span text:style-name="T25">Section 3 - Elections for the Officers:</text:span></text:p>
      <text:p text:style-name="P1"><text:span text:style-name="T16">Elections s</text:span><text:span text:style-name="T5">hall occur annually at dates determined by the sitting </text:span><text:span text:style-name="T16">Officers</text:span><text:span text:style-name="T5"> and </text:span><text:span text:style-name="T5"><office:annotation office:name="__Annotation__264_359250650"><dc:creator>Ross Larson</dc:creator><dc:date>2013-06-25T21:29:07</dc:date><text:p><text:span text:style-name="T26">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264_359250650"/><text:span text:style-name="T5"> and be communicated </text:span><text:span text:style-name="T16">via the DHMN mailing list</text:span><text:span text:style-name="T5">. <text:s/>Each voter shall vote “Yea” or “Nay” for each candidate. The candi</text:span><text:span text:style-name="T16">date with the most </text:span><text:span text:style-name="T5">"Yea" votes </text:span><text:span text:style-name="T16">is </text:span><text:span text:style-name="T5">elected. Tie votes shall require a run-off vote. When the election results are confirmed and announced, the</text:span><text:span text:style-name="T16"><office:annotation office:name="__Annotation__277_359250650"><dc:creator>Ross Larson</dc:creator><dc:date>2013-06-25T21:39:27</dc:date><text:p><text:span text:style-name="T26">Should there be any rules for moving treasurer responsibilities that are different than the other officer's rules? <text:s/>I assume that we can't immediately change all of the account stuff.</text:span></text:p></office:annotation></text:span><text:span text:style-name="T5"> </text:span><text:span text:style-name="T16">Officer</text:span><text:span text:style-name="T5"> seats are vacated and assumed by the newly elected members</text:span><office:annotation-end office:name="__Annotation__277_359250650"/><text:span text:style-name="T5">.</text:span></text:p>
      <text:p text:style-name="P2"/>
      <text:p text:style-name="P1"><text:span text:style-name="T22">Article IV - The Appleton Makerspace (powered by DHMN) and Makerspace-Specific Rules.</text:span></text:p>
      <text:p text:style-name="P1"><text:span text:style-name="T18">Section 1 – The Appleton Makerspace (powered by DHMN) </text:span></text:p>
      <text:p text:style-name="P1"><text:span text:style-name="T17">The Appleton Makerspace (powered by DHMN) is the current physical location of the DHMN.</text:span></text:p>
      <text:p text:style-name="P14"><text:span text:style-name="T18">Section 2 – Additional Makerspace Rules</text:span></text:p>
      <text:p text:style-name="P14"><text:span text:style-name="T17">The Appleton Makerspace (powered by DHMN) has additional rules governing the makerspace not contained in this document. <text:s/>Those rules are located at [location].</text:span></text:p>
      <text:p text:style-name="P2"/>
      <text:p text:style-name="P2"/>
      <text:p text:style-name="P1"><text:span text:style-name="T3">Article V – Revisions to These Bylaws</text:span></text:p>
      <text:p text:style-name="P15"><text:span text:style-name="T4">Section 1 – Revisions</text:span></text:p>
      <text:p text:style-name="P1"><text:soft-page-break/><text:span text:style-name="T5">Proposed revisions must be submitted to the Secretary to be sent out with regular board announcements. </text:span><text:span text:style-name="T5"><office:annotation office:name="__Annotation__290_359250650"><dc:creator>Ross Larson</dc:creator><dc:date>2013-06-25T21:59:00</dc:date><text:p/></office:annotation></text:span><text:span text:style-name="T5">These bylaws may only be changed by a unanimous decision by the sitting board of directors.</text:span><office:annotation-end office:name="__Annotation__290_359250650"/></text:p>
      <text:p text:style-name="P16"><text:span text:style-name="T3">Article VI – Dissolution of the Organization</text:span></text:p>
      <text:p text:style-name="P15"><text:span text:style-name="T4">Section 1 – Dissolution</text:span></text:p>
      <text:p text:style-name="P1"><text:span text:style-name="T5">The </text:span><text:span text:style-name="T16">DHMN </text:span><text:span text:style-name="T5">may not dissolve less than 30 days from the time a proposal to dissolve passes.</text:span></text:p>
      <text:p text:style-name="P15"><text:span text:style-name="T4">Section 2 – Asset Distribution</text:span></text:p>
      <text:p text:style-name="P1"><text:span text:style-name="T5">In the event that a movement to dissolve the </text:span><text:span text:style-name="T16">DHMN </text:span><text:span text:style-name="T5">passes, assets may be liquidized to pay off any debt the organization may have accrued. Any remaining assets of the </text:span><text:span text:style-name="T16">DHMN </text:span><text:span text:style-name="T5">must be donated to an IRS 501c3 compliant charitable, educational, or scientific endeavor.</text:span></text:p>
      <text:p text:style-name="P3"/>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0" meta:word-count="1541" meta:character-count="9546" meta:non-whitespace-character-count="8083"/>
    <meta:generator>LibreOfficeDev/5.1.0.3$Linux_X86_64 LibreOffice_project/</meta:generator>
  </office:meta>
</office:document-meta>
</file>